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モナー Pゴシック2" svg:font-family="'IPA モナー Pゴシック'" style:font-pitch="variable" style:font-charset="x-symbol"/>
    <style:font-face style:name="Standard Symbols L" svg:font-family="'Standard Symbols L'" style:font-pitch="variable" style:font-charset="x-symbol"/>
    <style:font-face style:name="IPA モナー Pゴシック1" svg:font-family="'IPA モナー Pゴシック'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IPA モナー Pゴシック" svg:font-family="'IPA モナー Pゴシック'" style:font-family-generic="roman" style:font-pitch="variable"/>
    <style:font-face style:name="IPA モナー P明朝" svg:font-family="'IPA モナー P明朝'" style:font-family-generic="roman" style:font-pitch="variable"/>
    <style:font-face style:name="Liberation Sans" svg:font-family="'Liberation Sans'" style:font-family-generic="roman" style:font-pitch="variable"/>
    <style:font-face style:name="IPA モナー Pゴシック3" svg:font-family="'IPA モナー Pゴシック'" style:font-family-generic="swiss" style:font-pitch="variable"/>
    <style:font-face style:name="IPA モナー Pゴシック4" svg:font-family="'IPA モナー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dash" draw:stroke-dash="Ultrafine_20_Dashed" svg:stroke-width="0.01cm" svg:stroke-color="#4c4c4c" draw:marker-start="" draw:marker-start-width="0.315cm" draw:marker-start-center="false" draw:marker-end="" draw:marker-end-width="0.315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7" style:family="graphic" style:parent-style-name="standard">
      <style:graphic-properties svg:stroke-width="0.02cm" draw:marker-start-width="0.23cm" draw:marker-end-width="0.23cm" draw:fill="none" draw:textarea-vertical-align="middle" draw:auto-grow-height="false" fo:min-height="0.749cm" fo:min-width="0.499cm" fo:padding-top="0.135cm" fo:padding-bottom="0.135cm" fo:padding-left="0.26cm" fo:padding-right="0.26cm"/>
    </style:style>
    <style:style style:name="gr98" style:family="graphic" style:parent-style-name="standard">
      <style:graphic-properties draw:stroke="solid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99" style:family="graphic" style:parent-style-name="measure">
      <style:graphic-properties draw:textarea-horizontal-align="center" draw:textarea-vertical-align="middle" draw:unit="mm"/>
    </style:style>
    <style:style style:name="gr100" style:family="graphic" style:parent-style-name="standard">
      <style:graphic-properties draw:textarea-horizontal-align="center" draw:textarea-vertical-align="middle"/>
    </style:style>
    <style:style style:name="gr101" style:family="graphic" style:parent-style-name="standard">
      <style:graphic-properties draw:marker-end="Arrow" draw:marker-end-width="0.2cm" draw:textarea-horizontal-align="center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599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887cm"/>
    </style:style>
    <style:style style:name="gr104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cm"/>
    </style:style>
    <style:style style:name="gr10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108" style:family="graphic" style:parent-style-name="standard">
      <style:graphic-properties draw:fill="none" draw:textarea-horizontal-align="justify" draw:textarea-vertical-align="middle" draw:auto-grow-height="false"/>
    </style:style>
    <style:style style:name="gr109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10" style:family="graphic" style:parent-style-name="standard">
      <style:graphic-properties draw:stroke="none" draw:fill="none" fo:min-height="0.353cm"/>
    </style:style>
    <style:style style:name="gr11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7cm" fo:min-width="0.188cm"/>
    </style:style>
    <style:style style:name="gr113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IPA モナー Pゴシック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IPA モナー Pゴシック4" style:font-size-asian="18pt" style:language-asian="ja" style:country-asian="JP" style:font-style-asian="normal" style:font-weight-asian="normal" style:font-name-complex="IPA モナー Pゴシック4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style:font-name="Century Schoolbook L" fo:font-style="italic" style:font-style-asian="italic" style:font-style-complex="italic"/>
    </style:style>
    <style:style style:name="P7" style:family="paragraph">
      <style:paragraph-properties fo:margin-left="0cm" fo:margin-right="0cm" fo:text-indent="0cm"/>
      <style:text-properties style:font-name="FreeSerif" fo:font-size="8pt" fo:font-style="italic" style:font-size-asian="8pt" style:font-style-asian="italic" style:font-size-complex="8pt" style:font-style-complex="italic"/>
    </style:style>
    <style:style style:name="P8" style:family="paragraph">
      <style:paragraph-properties fo:margin-left="0cm" fo:margin-right="0cm" fo:margin-top="0.1cm" fo:margin-bottom="0.1cm" fo:line-height="100%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P11" style:family="paragraph">
      <style:paragraph-properties fo:margin-left="0cm" fo:margin-right="0cm" fo:text-indent="0cm"/>
      <style:text-properties fo:font-size="9pt" style:font-size-asian="9pt" style:font-size-complex="9pt"/>
    </style:style>
    <style:style style:name="P1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text-properties fo:font-size="6pt" style:font-size-asian="6pt" style:font-size-complex="6pt"/>
    </style:style>
    <style:style style:name="P15" style:family="paragraph">
      <style:paragraph-properties fo:margin-left="0cm" fo:margin-right="0cm" fo:text-indent="0cm"/>
      <style:text-properties style:font-name="Century Schoolbook L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IPA モナー Pゴシック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IPA モナー Pゴシック4" style:font-size-asian="18pt" style:language-asian="ja" style:country-asian="JP" style:font-style-asian="normal" style:font-weight-asian="normal" style:font-name-complex="IPA モナー Pゴシック4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7" style:family="paragraph">
      <style:paragraph-properties fo:margin-left="0cm" fo:margin-right="0cm" fo:text-align="center" fo:text-indent="0cm" style:text-autospace="none" style:line-break="normal" style:writing-mode="page"/>
      <style:text-properties fo:hyphenate="true"/>
    </style:style>
    <style:style style:name="P18" style:family="paragraph">
      <style:paragraph-properties fo:margin-left="0cm" fo:margin-right="0cm" fo:text-align="center" fo:text-indent="0cm" style:text-autospace="none" style:line-break="normal" style:writing-mode="page"/>
      <style:text-properties style:text-outline="false" style:text-line-through-style="none" style:text-line-through-type="none" style:font-name="IPA モナー Pゴシック3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Pゴシック4" style:font-size-asian="8pt" style:language-asian="ja" style:country-asian="JP" style:font-style-asian="normal" style:font-weight-asian="normal" style:font-name-complex="IPA モナー Pゴシック4" style:font-size-complex="8pt" style:language-complex="zxx" style:country-complex="none" style:font-style-complex="normal" style:font-weight-complex="normal" style:text-emphasize="none" style:font-relief="none" fo:hyphenate="true"/>
    </style:style>
    <style:style style:name="P19" style:family="paragraph">
      <style:paragraph-properties fo:margin-left="0cm" fo:margin-right="0cm" fo:text-align="center" fo:text-indent="0cm" style:text-autospace="none" style:line-break="normal" style:writing-mode="page"/>
      <style:text-properties fo:hyphenate="false"/>
    </style:style>
    <style:style style:name="P20" style:family="paragraph">
      <style:paragraph-properties fo:margin-left="0cm" fo:margin-right="0cm" fo:text-align="center" fo:text-indent="0cm" style:text-autospace="none" style:line-break="normal" style:writing-mode="page"/>
      <style:text-properties style:text-outline="false" style:text-line-through-style="none" style:text-line-through-type="none" style:font-name="IPA モナー Pゴシック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Pゴシック4" style:font-size-asian="10pt" style:language-asian="ja" style:country-asian="JP" style:font-style-asian="normal" style:font-weight-asian="normal" style:font-name-complex="IPA モナー Pゴシック4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1" style:family="paragraph">
      <style:text-properties fo:font-size="10pt" style:font-size-asian="10pt" style:font-size-complex="10pt"/>
    </style:style>
    <style:style style:name="P22" style:family="paragraph">
      <style:paragraph-properties fo:margin-left="0cm" fo:margin-right="0cm" fo:text-align="center" fo:text-indent="0cm"/>
      <style:text-properties style:font-name="Century Schoolbook L" fo:font-size="10pt" style:font-size-asian="10pt" style:font-size-complex="10pt"/>
    </style:style>
    <style:style style:name="P23" style:family="paragraph">
      <style:paragraph-properties fo:margin-left="0cm" fo:margin-right="0cm" fo:text-align="end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Standard Symbols L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FreeSerif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Century Schoolbook L" fo:font-style="italic" style:font-style-asian="italic" style:font-style-complex="italic"/>
    </style:style>
    <style:style style:name="T5" style:family="text">
      <style:text-properties style:font-name="Standard Symbols L" fo:font-size="8pt" fo:font-style="italic" style:font-size-asian="8pt" style:font-style-asian="italic" style:font-size-complex="8pt" style:font-style-complex="italic"/>
    </style:style>
    <style:style style:name="T6" style:family="text">
      <style:text-properties style:font-name="FreeSerif" fo:font-size="8pt" fo:font-style="italic" style:font-size-asian="8pt" style:font-style-asian="italic" style:font-size-complex="8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IPA モナー Pゴシック" fo:font-size="12pt" fo:font-style="normal" fo:text-shadow="none" style:text-underline-style="none" fo:font-weight="normal" style:letter-kerning="true" style:font-name-asian="IPA モナー Pゴシック4" style:font-size-asian="12pt" style:font-style-asian="normal" style:font-weight-asian="normal" style:font-name-complex="IPA モナー Pゴシック4" style:font-size-complex="12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style:text-line-through-type="none" style:font-name="IPA モナー Pゴシック" fo:font-size="12pt" fo:font-style="normal" fo:text-shadow="none" style:text-underline-style="none" fo:font-weight="normal" style:letter-kerning="true" style:font-name-asian="IPA モナー Pゴシック4" style:font-size-asian="12pt" style:font-style-asian="normal" style:font-weight-asian="normal" style:font-name-complex="IPA モナー Pゴシック4" style:font-size-complex="12pt" style:font-style-complex="normal" style:font-weight-complex="normal" style:text-emphasize="none" style:font-relief="none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pt" style:font-size-asian="10pt" style:font-size-complex="10pt" style:text-emphasize="none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style:font-name="Century Schoolbook L"/>
    </style:style>
    <style:style style:name="T14" style:family="text">
      <style:text-properties style:text-outline="false" style:text-line-through-style="none" style:text-line-through-type="none" style:font-name="IPA モナー Pゴシック3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Pゴシック4" style:font-size-asian="8pt" style:language-asian="ja" style:country-asian="JP" style:font-style-asian="normal" style:font-weight-asian="normal" style:font-name-complex="IPA モナー Pゴシック4" style:font-size-complex="8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text-outline="false" style:text-line-through-style="none" style:text-line-through-type="none" style:font-name="IPA モナー Pゴシック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モナー Pゴシック4" style:font-size-asian="10pt" style:language-asian="ja" style:country-asian="JP" style:font-style-asian="normal" style:font-weight-asian="normal" style:font-name-complex="IPA モナー Pゴシック4" style:font-size-complex="10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style:font-name="Century Schoolbook L" fo:font-size="11pt" style:font-size-asian="11pt" style:font-size-complex="11pt"/>
    </style:style>
    <style:style style:name="T17" style:family="text">
      <style:text-properties style:font-name="Century Schoolbook L" fo:font-size="10pt" fo:font-style="italic" style:font-size-asian="10pt" style:font-style-asian="italic" style:font-size-complex="10pt" style:font-style-complex="italic"/>
    </style:style>
    <style:style style:name="T18" style:family="text">
      <style:text-properties style:font-name="Century Schoolbook L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無題_ff11_">
        <office:forms form:automatic-focus="false" form:apply-design-mode="false"/>
        <draw:g>
          <draw:line draw:style-name="gr1" draw:text-style-name="P1" draw:layer="方眼紙(5mm青)" svg:x1="1cm" svg:y1="1cm" svg:x2="1cm" svg:y2="28.7cm">
            <text:p/>
          </draw:line>
          <draw:line draw:style-name="gr2" draw:text-style-name="P1" draw:layer="方眼紙(5mm青)" svg:x1="1.5cm" svg:y1="1cm" svg:x2="1.5cm" svg:y2="28.7cm">
            <text:p/>
          </draw:line>
          <draw:line draw:style-name="gr3" draw:text-style-name="P1" draw:layer="方眼紙(5mm青)" svg:x1="2cm" svg:y1="1cm" svg:x2="2cm" svg:y2="28.7cm">
            <text:p/>
          </draw:line>
          <draw:line draw:style-name="gr4" draw:text-style-name="P1" draw:layer="方眼紙(5mm青)" svg:x1="2.5cm" svg:y1="1cm" svg:x2="2.5cm" svg:y2="28.7cm">
            <text:p/>
          </draw:line>
          <draw:line draw:style-name="gr5" draw:text-style-name="P1" draw:layer="方眼紙(5mm青)" svg:x1="3cm" svg:y1="1cm" svg:x2="3cm" svg:y2="28.7cm">
            <text:p/>
          </draw:line>
          <draw:line draw:style-name="gr6" draw:text-style-name="P1" draw:layer="方眼紙(5mm青)" svg:x1="3.5cm" svg:y1="1cm" svg:x2="3.5cm" svg:y2="28.7cm">
            <text:p/>
          </draw:line>
          <draw:line draw:style-name="gr7" draw:text-style-name="P1" draw:layer="方眼紙(5mm青)" svg:x1="4cm" svg:y1="1cm" svg:x2="4cm" svg:y2="28.7cm">
            <text:p/>
          </draw:line>
          <draw:line draw:style-name="gr8" draw:text-style-name="P1" draw:layer="方眼紙(5mm青)" svg:x1="4.5cm" svg:y1="1cm" svg:x2="4.5cm" svg:y2="28.7cm">
            <text:p/>
          </draw:line>
          <draw:line draw:style-name="gr9" draw:text-style-name="P1" draw:layer="方眼紙(5mm青)" svg:x1="5cm" svg:y1="1cm" svg:x2="5cm" svg:y2="28.7cm">
            <text:p/>
          </draw:line>
          <draw:line draw:style-name="gr10" draw:text-style-name="P1" draw:layer="方眼紙(5mm青)" svg:x1="5.5cm" svg:y1="1cm" svg:x2="5.5cm" svg:y2="28.7cm">
            <text:p/>
          </draw:line>
          <draw:line draw:style-name="gr11" draw:text-style-name="P1" draw:layer="方眼紙(5mm青)" svg:x1="6cm" svg:y1="1cm" svg:x2="6cm" svg:y2="28.7cm">
            <text:p/>
          </draw:line>
          <draw:line draw:style-name="gr12" draw:text-style-name="P1" draw:layer="方眼紙(5mm青)" svg:x1="6.5cm" svg:y1="1cm" svg:x2="6.5cm" svg:y2="28.7cm">
            <text:p/>
          </draw:line>
          <draw:line draw:style-name="gr13" draw:text-style-name="P1" draw:layer="方眼紙(5mm青)" svg:x1="7cm" svg:y1="1cm" svg:x2="7cm" svg:y2="28.7cm">
            <text:p/>
          </draw:line>
          <draw:line draw:style-name="gr14" draw:text-style-name="P1" draw:layer="方眼紙(5mm青)" svg:x1="7.5cm" svg:y1="1cm" svg:x2="7.5cm" svg:y2="28.7cm">
            <text:p/>
          </draw:line>
          <draw:line draw:style-name="gr15" draw:text-style-name="P1" draw:layer="方眼紙(5mm青)" svg:x1="8cm" svg:y1="1cm" svg:x2="8cm" svg:y2="28.7cm">
            <text:p/>
          </draw:line>
          <draw:line draw:style-name="gr16" draw:text-style-name="P1" draw:layer="方眼紙(5mm青)" svg:x1="8.5cm" svg:y1="1cm" svg:x2="8.5cm" svg:y2="28.7cm">
            <text:p/>
          </draw:line>
          <draw:line draw:style-name="gr17" draw:text-style-name="P1" draw:layer="方眼紙(5mm青)" svg:x1="9cm" svg:y1="1cm" svg:x2="9cm" svg:y2="28.7cm">
            <text:p/>
          </draw:line>
          <draw:line draw:style-name="gr18" draw:text-style-name="P1" draw:layer="方眼紙(5mm青)" svg:x1="9.5cm" svg:y1="1cm" svg:x2="9.5cm" svg:y2="28.7cm">
            <text:p/>
          </draw:line>
          <draw:line draw:style-name="gr19" draw:text-style-name="P1" draw:layer="方眼紙(5mm青)" svg:x1="10cm" svg:y1="1cm" svg:x2="10cm" svg:y2="28.7cm">
            <text:p/>
          </draw:line>
          <draw:line draw:style-name="gr20" draw:text-style-name="P1" draw:layer="方眼紙(5mm青)" svg:x1="10.5cm" svg:y1="1cm" svg:x2="10.5cm" svg:y2="28.7cm">
            <text:p/>
          </draw:line>
          <draw:line draw:style-name="gr21" draw:text-style-name="P1" draw:layer="方眼紙(5mm青)" svg:x1="11cm" svg:y1="1cm" svg:x2="11cm" svg:y2="28.7cm">
            <text:p/>
          </draw:line>
          <draw:line draw:style-name="gr22" draw:text-style-name="P1" draw:layer="方眼紙(5mm青)" svg:x1="11.5cm" svg:y1="1cm" svg:x2="11.5cm" svg:y2="28.7cm">
            <text:p/>
          </draw:line>
          <draw:line draw:style-name="gr23" draw:text-style-name="P1" draw:layer="方眼紙(5mm青)" svg:x1="12cm" svg:y1="1cm" svg:x2="12cm" svg:y2="28.7cm">
            <text:p/>
          </draw:line>
          <draw:line draw:style-name="gr24" draw:text-style-name="P1" draw:layer="方眼紙(5mm青)" svg:x1="12.5cm" svg:y1="1cm" svg:x2="12.5cm" svg:y2="28.7cm">
            <text:p/>
          </draw:line>
          <draw:line draw:style-name="gr25" draw:text-style-name="P1" draw:layer="方眼紙(5mm青)" svg:x1="13cm" svg:y1="1cm" svg:x2="13cm" svg:y2="28.7cm">
            <text:p/>
          </draw:line>
          <draw:line draw:style-name="gr26" draw:text-style-name="P1" draw:layer="方眼紙(5mm青)" svg:x1="13.5cm" svg:y1="1cm" svg:x2="13.5cm" svg:y2="28.7cm">
            <text:p/>
          </draw:line>
          <draw:line draw:style-name="gr27" draw:text-style-name="P1" draw:layer="方眼紙(5mm青)" svg:x1="14cm" svg:y1="1cm" svg:x2="14cm" svg:y2="28.7cm">
            <text:p/>
          </draw:line>
          <draw:line draw:style-name="gr28" draw:text-style-name="P1" draw:layer="方眼紙(5mm青)" svg:x1="14.5cm" svg:y1="1cm" svg:x2="14.5cm" svg:y2="28.7cm">
            <text:p/>
          </draw:line>
          <draw:line draw:style-name="gr29" draw:text-style-name="P1" draw:layer="方眼紙(5mm青)" svg:x1="15cm" svg:y1="1cm" svg:x2="15cm" svg:y2="28.7cm">
            <text:p/>
          </draw:line>
          <draw:line draw:style-name="gr30" draw:text-style-name="P1" draw:layer="方眼紙(5mm青)" svg:x1="15.5cm" svg:y1="1cm" svg:x2="15.5cm" svg:y2="28.7cm">
            <text:p/>
          </draw:line>
          <draw:line draw:style-name="gr31" draw:text-style-name="P1" draw:layer="方眼紙(5mm青)" svg:x1="16cm" svg:y1="1cm" svg:x2="16cm" svg:y2="28.7cm">
            <text:p/>
          </draw:line>
          <draw:line draw:style-name="gr32" draw:text-style-name="P1" draw:layer="方眼紙(5mm青)" svg:x1="16.5cm" svg:y1="1cm" svg:x2="16.5cm" svg:y2="28.7cm">
            <text:p/>
          </draw:line>
          <draw:line draw:style-name="gr33" draw:text-style-name="P1" draw:layer="方眼紙(5mm青)" svg:x1="17cm" svg:y1="1cm" svg:x2="17cm" svg:y2="28.7cm">
            <text:p/>
          </draw:line>
          <draw:line draw:style-name="gr34" draw:text-style-name="P1" draw:layer="方眼紙(5mm青)" svg:x1="17.5cm" svg:y1="1cm" svg:x2="17.5cm" svg:y2="28.7cm">
            <text:p/>
          </draw:line>
          <draw:line draw:style-name="gr35" draw:text-style-name="P1" draw:layer="方眼紙(5mm青)" svg:x1="18cm" svg:y1="1cm" svg:x2="18cm" svg:y2="28.7cm">
            <text:p/>
          </draw:line>
          <draw:line draw:style-name="gr36" draw:text-style-name="P1" draw:layer="方眼紙(5mm青)" svg:x1="18.5cm" svg:y1="1cm" svg:x2="18.5cm" svg:y2="28.7cm">
            <text:p/>
          </draw:line>
          <draw:line draw:style-name="gr37" draw:text-style-name="P1" draw:layer="方眼紙(5mm青)" svg:x1="19cm" svg:y1="1cm" svg:x2="19cm" svg:y2="28.7cm">
            <text:p/>
          </draw:line>
          <draw:line draw:style-name="gr38" draw:text-style-name="P1" draw:layer="方眼紙(5mm青)" svg:x1="19.5cm" svg:y1="1cm" svg:x2="19.5cm" svg:y2="28.7cm">
            <text:p/>
          </draw:line>
          <draw:line draw:style-name="gr39" draw:text-style-name="P1" draw:layer="方眼紙(5mm青)" svg:x1="20cm" svg:y1="1cm" svg:x2="20cm" svg:y2="28.7cm">
            <text:p/>
          </draw:line>
          <draw:line draw:style-name="gr40" draw:text-style-name="P1" draw:layer="方眼紙(5mm青)" svg:x1="1cm" svg:y1="1cm" svg:x2="20cm" svg:y2="1cm">
            <text:p/>
          </draw:line>
          <draw:line draw:style-name="gr41" draw:text-style-name="P1" draw:layer="方眼紙(5mm青)" svg:x1="1cm" svg:y1="1.5cm" svg:x2="20cm" svg:y2="1.5cm">
            <text:p/>
          </draw:line>
          <draw:line draw:style-name="gr42" draw:text-style-name="P1" draw:layer="方眼紙(5mm青)" svg:x1="1cm" svg:y1="2cm" svg:x2="20cm" svg:y2="2cm">
            <text:p/>
          </draw:line>
          <draw:line draw:style-name="gr43" draw:text-style-name="P1" draw:layer="方眼紙(5mm青)" svg:x1="1cm" svg:y1="2.5cm" svg:x2="20cm" svg:y2="2.5cm">
            <text:p/>
          </draw:line>
          <draw:line draw:style-name="gr44" draw:text-style-name="P1" draw:layer="方眼紙(5mm青)" svg:x1="1cm" svg:y1="3cm" svg:x2="20cm" svg:y2="3cm">
            <text:p/>
          </draw:line>
          <draw:line draw:style-name="gr45" draw:text-style-name="P1" draw:layer="方眼紙(5mm青)" svg:x1="1cm" svg:y1="3.5cm" svg:x2="20cm" svg:y2="3.5cm">
            <text:p/>
          </draw:line>
          <draw:line draw:style-name="gr46" draw:text-style-name="P1" draw:layer="方眼紙(5mm青)" svg:x1="1cm" svg:y1="4cm" svg:x2="20cm" svg:y2="4cm">
            <text:p/>
          </draw:line>
          <draw:line draw:style-name="gr47" draw:text-style-name="P1" draw:layer="方眼紙(5mm青)" svg:x1="1cm" svg:y1="4.5cm" svg:x2="20cm" svg:y2="4.5cm">
            <text:p/>
          </draw:line>
          <draw:line draw:style-name="gr48" draw:text-style-name="P1" draw:layer="方眼紙(5mm青)" svg:x1="1cm" svg:y1="5cm" svg:x2="20cm" svg:y2="5cm">
            <text:p/>
          </draw:line>
          <draw:line draw:style-name="gr49" draw:text-style-name="P1" draw:layer="方眼紙(5mm青)" svg:x1="1cm" svg:y1="5.5cm" svg:x2="20cm" svg:y2="5.5cm">
            <text:p/>
          </draw:line>
          <draw:line draw:style-name="gr50" draw:text-style-name="P1" draw:layer="方眼紙(5mm青)" svg:x1="1cm" svg:y1="6cm" svg:x2="20cm" svg:y2="6cm">
            <text:p/>
          </draw:line>
          <draw:line draw:style-name="gr51" draw:text-style-name="P1" draw:layer="方眼紙(5mm青)" svg:x1="1cm" svg:y1="6.5cm" svg:x2="20cm" svg:y2="6.5cm">
            <text:p/>
          </draw:line>
          <draw:line draw:style-name="gr52" draw:text-style-name="P1" draw:layer="方眼紙(5mm青)" svg:x1="1cm" svg:y1="7cm" svg:x2="20cm" svg:y2="7cm">
            <text:p/>
          </draw:line>
          <draw:line draw:style-name="gr53" draw:text-style-name="P1" draw:layer="方眼紙(5mm青)" svg:x1="1cm" svg:y1="7.5cm" svg:x2="20cm" svg:y2="7.5cm">
            <text:p/>
          </draw:line>
          <draw:line draw:style-name="gr54" draw:text-style-name="P1" draw:layer="方眼紙(5mm青)" svg:x1="1cm" svg:y1="8cm" svg:x2="20cm" svg:y2="8cm">
            <text:p/>
          </draw:line>
          <draw:line draw:style-name="gr55" draw:text-style-name="P1" draw:layer="方眼紙(5mm青)" svg:x1="1cm" svg:y1="8.5cm" svg:x2="20cm" svg:y2="8.5cm">
            <text:p/>
          </draw:line>
          <draw:line draw:style-name="gr56" draw:text-style-name="P1" draw:layer="方眼紙(5mm青)" svg:x1="1cm" svg:y1="9cm" svg:x2="20cm" svg:y2="9cm">
            <text:p/>
          </draw:line>
          <draw:line draw:style-name="gr57" draw:text-style-name="P1" draw:layer="方眼紙(5mm青)" svg:x1="1cm" svg:y1="9.5cm" svg:x2="20cm" svg:y2="9.5cm">
            <text:p/>
          </draw:line>
          <draw:line draw:style-name="gr58" draw:text-style-name="P1" draw:layer="方眼紙(5mm青)" svg:x1="1cm" svg:y1="10cm" svg:x2="20cm" svg:y2="10cm">
            <text:p/>
          </draw:line>
          <draw:line draw:style-name="gr59" draw:text-style-name="P1" draw:layer="方眼紙(5mm青)" svg:x1="1cm" svg:y1="10.5cm" svg:x2="20cm" svg:y2="10.5cm">
            <text:p/>
          </draw:line>
          <draw:line draw:style-name="gr60" draw:text-style-name="P1" draw:layer="方眼紙(5mm青)" svg:x1="1cm" svg:y1="11cm" svg:x2="20cm" svg:y2="11cm">
            <text:p/>
          </draw:line>
          <draw:line draw:style-name="gr61" draw:text-style-name="P1" draw:layer="方眼紙(5mm青)" svg:x1="1cm" svg:y1="11.5cm" svg:x2="20cm" svg:y2="11.5cm">
            <text:p/>
          </draw:line>
          <draw:line draw:style-name="gr62" draw:text-style-name="P1" draw:layer="方眼紙(5mm青)" svg:x1="1cm" svg:y1="12cm" svg:x2="20cm" svg:y2="12cm">
            <text:p/>
          </draw:line>
          <draw:line draw:style-name="gr63" draw:text-style-name="P1" draw:layer="方眼紙(5mm青)" svg:x1="1cm" svg:y1="12.5cm" svg:x2="20cm" svg:y2="12.5cm">
            <text:p/>
          </draw:line>
          <draw:line draw:style-name="gr64" draw:text-style-name="P1" draw:layer="方眼紙(5mm青)" svg:x1="1cm" svg:y1="13cm" svg:x2="20cm" svg:y2="13cm">
            <text:p/>
          </draw:line>
          <draw:line draw:style-name="gr65" draw:text-style-name="P1" draw:layer="方眼紙(5mm青)" svg:x1="1cm" svg:y1="13.5cm" svg:x2="20cm" svg:y2="13.5cm">
            <text:p/>
          </draw:line>
          <draw:line draw:style-name="gr66" draw:text-style-name="P1" draw:layer="方眼紙(5mm青)" svg:x1="1cm" svg:y1="14cm" svg:x2="20cm" svg:y2="14cm">
            <text:p/>
          </draw:line>
          <draw:line draw:style-name="gr67" draw:text-style-name="P1" draw:layer="方眼紙(5mm青)" svg:x1="1cm" svg:y1="14.5cm" svg:x2="20cm" svg:y2="14.5cm">
            <text:p/>
          </draw:line>
          <draw:line draw:style-name="gr68" draw:text-style-name="P1" draw:layer="方眼紙(5mm青)" svg:x1="1cm" svg:y1="15cm" svg:x2="20cm" svg:y2="15cm">
            <text:p/>
          </draw:line>
          <draw:line draw:style-name="gr69" draw:text-style-name="P1" draw:layer="方眼紙(5mm青)" svg:x1="1cm" svg:y1="15.5cm" svg:x2="20cm" svg:y2="15.5cm">
            <text:p/>
          </draw:line>
          <draw:line draw:style-name="gr70" draw:text-style-name="P1" draw:layer="方眼紙(5mm青)" svg:x1="1cm" svg:y1="16cm" svg:x2="20cm" svg:y2="16cm">
            <text:p/>
          </draw:line>
          <draw:line draw:style-name="gr71" draw:text-style-name="P1" draw:layer="方眼紙(5mm青)" svg:x1="1cm" svg:y1="16.5cm" svg:x2="20cm" svg:y2="16.5cm">
            <text:p/>
          </draw:line>
          <draw:line draw:style-name="gr72" draw:text-style-name="P1" draw:layer="方眼紙(5mm青)" svg:x1="1cm" svg:y1="17cm" svg:x2="20cm" svg:y2="17cm">
            <text:p/>
          </draw:line>
          <draw:line draw:style-name="gr73" draw:text-style-name="P1" draw:layer="方眼紙(5mm青)" svg:x1="1cm" svg:y1="17.5cm" svg:x2="20cm" svg:y2="17.5cm">
            <text:p/>
          </draw:line>
          <draw:line draw:style-name="gr74" draw:text-style-name="P1" draw:layer="方眼紙(5mm青)" svg:x1="1cm" svg:y1="18cm" svg:x2="20cm" svg:y2="18cm">
            <text:p/>
          </draw:line>
          <draw:line draw:style-name="gr75" draw:text-style-name="P1" draw:layer="方眼紙(5mm青)" svg:x1="1cm" svg:y1="18.5cm" svg:x2="20cm" svg:y2="18.5cm">
            <text:p/>
          </draw:line>
          <draw:line draw:style-name="gr76" draw:text-style-name="P1" draw:layer="方眼紙(5mm青)" svg:x1="1cm" svg:y1="19cm" svg:x2="20cm" svg:y2="19cm">
            <text:p/>
          </draw:line>
          <draw:line draw:style-name="gr77" draw:text-style-name="P1" draw:layer="方眼紙(5mm青)" svg:x1="1cm" svg:y1="19.5cm" svg:x2="20cm" svg:y2="19.5cm">
            <text:p/>
          </draw:line>
          <draw:line draw:style-name="gr78" draw:text-style-name="P1" draw:layer="方眼紙(5mm青)" svg:x1="1cm" svg:y1="20cm" svg:x2="20cm" svg:y2="20cm">
            <text:p/>
          </draw:line>
          <draw:line draw:style-name="gr79" draw:text-style-name="P1" draw:layer="方眼紙(5mm青)" svg:x1="1cm" svg:y1="20.5cm" svg:x2="20cm" svg:y2="20.5cm">
            <text:p/>
          </draw:line>
          <draw:line draw:style-name="gr80" draw:text-style-name="P1" draw:layer="方眼紙(5mm青)" svg:x1="1cm" svg:y1="21cm" svg:x2="20cm" svg:y2="21cm">
            <text:p/>
          </draw:line>
          <draw:line draw:style-name="gr81" draw:text-style-name="P1" draw:layer="方眼紙(5mm青)" svg:x1="1cm" svg:y1="21.5cm" svg:x2="20cm" svg:y2="21.5cm">
            <text:p/>
          </draw:line>
          <draw:line draw:style-name="gr82" draw:text-style-name="P1" draw:layer="方眼紙(5mm青)" svg:x1="1cm" svg:y1="22cm" svg:x2="20cm" svg:y2="22cm">
            <text:p/>
          </draw:line>
          <draw:line draw:style-name="gr83" draw:text-style-name="P1" draw:layer="方眼紙(5mm青)" svg:x1="1cm" svg:y1="22.5cm" svg:x2="20cm" svg:y2="22.5cm">
            <text:p/>
          </draw:line>
          <draw:line draw:style-name="gr84" draw:text-style-name="P1" draw:layer="方眼紙(5mm青)" svg:x1="1cm" svg:y1="23cm" svg:x2="20cm" svg:y2="23cm">
            <text:p/>
          </draw:line>
          <draw:line draw:style-name="gr85" draw:text-style-name="P1" draw:layer="方眼紙(5mm青)" svg:x1="1cm" svg:y1="23.5cm" svg:x2="20cm" svg:y2="23.5cm">
            <text:p/>
          </draw:line>
          <draw:line draw:style-name="gr86" draw:text-style-name="P1" draw:layer="方眼紙(5mm青)" svg:x1="1cm" svg:y1="24cm" svg:x2="20cm" svg:y2="24cm">
            <text:p/>
          </draw:line>
          <draw:line draw:style-name="gr87" draw:text-style-name="P1" draw:layer="方眼紙(5mm青)" svg:x1="1cm" svg:y1="24.5cm" svg:x2="20cm" svg:y2="24.5cm">
            <text:p/>
          </draw:line>
          <draw:line draw:style-name="gr88" draw:text-style-name="P1" draw:layer="方眼紙(5mm青)" svg:x1="1cm" svg:y1="25cm" svg:x2="20cm" svg:y2="25cm">
            <text:p/>
          </draw:line>
          <draw:line draw:style-name="gr89" draw:text-style-name="P1" draw:layer="方眼紙(5mm青)" svg:x1="1cm" svg:y1="25.5cm" svg:x2="20cm" svg:y2="25.5cm">
            <text:p/>
          </draw:line>
          <draw:line draw:style-name="gr90" draw:text-style-name="P1" draw:layer="方眼紙(5mm青)" svg:x1="1cm" svg:y1="26cm" svg:x2="20cm" svg:y2="26cm">
            <text:p/>
          </draw:line>
          <draw:line draw:style-name="gr91" draw:text-style-name="P1" draw:layer="方眼紙(5mm青)" svg:x1="1cm" svg:y1="26.5cm" svg:x2="20cm" svg:y2="26.5cm">
            <text:p/>
          </draw:line>
          <draw:line draw:style-name="gr92" draw:text-style-name="P1" draw:layer="方眼紙(5mm青)" svg:x1="1cm" svg:y1="27cm" svg:x2="20cm" svg:y2="27cm">
            <text:p/>
          </draw:line>
          <draw:line draw:style-name="gr93" draw:text-style-name="P1" draw:layer="方眼紙(5mm青)" svg:x1="1cm" svg:y1="27.5cm" svg:x2="20cm" svg:y2="27.5cm">
            <text:p/>
          </draw:line>
          <draw:line draw:style-name="gr94" draw:text-style-name="P1" draw:layer="方眼紙(5mm青)" svg:x1="1cm" svg:y1="28cm" svg:x2="20cm" svg:y2="28cm">
            <text:p/>
          </draw:line>
          <draw:line draw:style-name="gr95" draw:text-style-name="P1" draw:layer="方眼紙(5mm青)" svg:x1="1cm" svg:y1="28.5cm" svg:x2="20cm" svg:y2="28.5cm">
            <text:p/>
          </draw:line>
        </draw:g>
        <draw:frame draw:style-name="gr96" draw:text-style-name="P3" draw:layer="グラフ" svg:width="2.644cm" svg:height="0.713cm" svg:x="9.662cm" svg:y="28.186cm">
          <draw:text-box>
            <text:p text:style-name="P2"><text:span text:style-name="T1">入力角 </text:span><text:span text:style-name="T2">q </text:span><text:span text:style-name="T3">[deg]</text:span></text:p>
          </draw:text-box>
        </draw:frame>
        <draw:g>
          <draw:custom-shape draw:style-name="gr97" draw:text-style-name="P4" draw:layer="補助線" svg:width="4cm" svg:height="4cm" svg:x="3.5cm" svg:y="1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8" draw:text-style-name="P4" draw:layer="補助線" svg:x1="7.5cm" svg:y1="14cm" svg:x2="18cm" svg:y2="14cm">
            <text:p/>
          </draw:line>
          <draw:measure draw:style-name="gr99" draw:text-style-name="P5" draw:layer="補助線" svg:x1="2.3cm" svg:y1="15cm" svg:x2="2.3cm" svg:y2="13cm">
            <text:p text:style-name="P5"><text:measure text:kind="gap"/><text:measure text:kind="value">20</text:measure><text:measure text:kind="unit">mm</text:measure><text:measure text:kind="gap"/></text:p>
          </draw:measure>
          <draw:line draw:style-name="gr98" draw:text-style-name="P4" draw:layer="補助線" svg:x1="8.5cm" svg:y1="15cm" svg:x2="18cm" svg:y2="15cm">
            <text:p/>
          </draw:line>
          <draw:line draw:style-name="gr100" draw:text-style-name="P4" draw:layer="補助線" svg:x1="5.5cm" svg:y1="15cm" svg:x2="7.469cm" svg:y2="14.653cm">
            <text:p/>
          </draw:line>
          <draw:line draw:style-name="gr100" draw:text-style-name="P4" draw:layer="補助線" svg:x1="5.5cm" svg:y1="15cm" svg:x2="7.38cm" svg:y2="14.316cm">
            <text:p/>
          </draw:line>
          <draw:line draw:style-name="gr100" draw:text-style-name="P4" draw:layer="補助線" svg:x1="5.5cm" svg:y1="15cm" svg:x2="7.232cm" svg:y2="14cm">
            <text:p/>
          </draw:line>
          <draw:line draw:style-name="gr100" draw:text-style-name="P4" draw:layer="補助線" svg:x1="5.5cm" svg:y1="15cm" svg:x2="7.032cm" svg:y2="13.714cm">
            <text:p/>
          </draw:line>
          <draw:line draw:style-name="gr100" draw:text-style-name="P4" draw:layer="補助線" svg:x1="7.469cm" svg:y1="15.348cm" svg:x2="5.5cm" svg:y2="15cm">
            <text:p/>
          </draw:line>
          <draw:line draw:style-name="gr100" draw:text-style-name="P4" draw:layer="補助線" svg:x1="7.38cm" svg:y1="15.684cm" svg:x2="5.5cm" svg:y2="15cm">
            <text:p/>
          </draw:line>
          <draw:line draw:style-name="gr100" draw:text-style-name="P4" draw:layer="補助線" svg:x1="7.232cm" svg:y1="16cm" svg:x2="5.5cm" svg:y2="15cm">
            <text:p/>
          </draw:line>
          <draw:line draw:style-name="gr98" draw:text-style-name="P4" draw:layer="補助線" svg:x1="5.5cm" svg:y1="12cm" svg:x2="5.5cm" svg:y2="17.5cm">
            <text:p/>
          </draw:line>
          <draw:measure draw:style-name="gr99" draw:text-style-name="P5" draw:layer="補助線" svg:x1="18cm" svg:y1="14cm" svg:x2="18cm" svg:y2="15cm">
            <text:p text:style-name="P5"><text:measure text:kind="gap"/><text:measure text:kind="value">10</text:measure><text:measure text:kind="unit">mm</text:measure><text:measure text:kind="gap"/></text:p>
          </draw:measure>
          <draw:line draw:style-name="gr101" draw:text-style-name="P4" draw:layer="補助線" svg:x1="5.5cm" svg:y1="12.2cm" svg:x2="6.3cm" svg:y2="12.2cm">
            <text:p/>
          </draw:line>
          <draw:frame draw:style-name="gr96" draw:text-style-name="P6" draw:layer="補助線" svg:width="0.82cm" svg:height="1.094cm" svg:x="6.2cm" svg:y="11.6cm">
            <draw:text-box>
              <text:p text:style-name="P2"><text:span text:style-name="T4">x</text:span></text:p>
            </draw:text-box>
          </draw:frame>
          <draw:frame draw:style-name="gr102" draw:text-style-name="P7" draw:layer="補助線" svg:width="1.124cm" svg:height="0.624cm" svg:x="7.45cm" svg:y="14.664cm">
            <draw:text-box>
              <text:p text:style-name="P2"><text:span text:style-name="T5">q</text:span><text:span text:style-name="T6"> = 0</text:span></text:p>
            </draw:text-box>
          </draw:frame>
          <draw:frame draw:style-name="gr103" draw:text-style-name="P7" draw:layer="補助線" svg:width="1.412cm" svg:height="0.624cm" svg:x="2.051cm" svg:y="14.664cm">
            <draw:text-box>
              <text:p text:style-name="P2"><text:span text:style-name="T5">q</text:span><text:span text:style-name="T6"> = 180</text:span></text:p>
            </draw:text-box>
          </draw:frame>
          <draw:line draw:style-name="gr104" draw:text-style-name="P4" draw:layer="補助線" svg:x1="3.45cm" svg:y1="15cm" svg:x2="7.6cm" svg:y2="15cm">
            <text:p/>
          </draw:line>
        </draw:g>
        <draw:frame draw:style-name="gr105" draw:text-style-name="P9" draw:layer="タイトル" svg:width="5.32cm" svg:height="1.207cm" svg:x="6.774cm" svg:y="0.75cm">
          <draw:text-box>
            <text:p text:style-name="P8"><text:span text:style-name="T7">ロボット力学 第１回レポート</text:span></text:p>
            <text:p text:style-name="P8"><text:span text:style-name="T7">ー</text:span><text:span text:style-name="T8">速度の</text:span><text:span text:style-name="T7">図式解法ー</text:span></text:p>
          </draw:text-box>
        </draw:frame>
        <draw:frame draw:style-name="gr106" draw:text-style-name="P10" draw:layer="タイトル" svg:width="5.116cm" svg:height="0.607cm" svg:x="0.8cm" svg:y="1.348cm">
          <draw:text-box>
            <text:p text:style-name="P2"><text:span text:style-name="T1">クランク・スライダ機構（早戻り）</text:span></text:p>
          </draw:text-box>
        </draw:frame>
        <draw:line draw:style-name="gr100" draw:text-style-name="P4" draw:layer="グラフ" svg:x1="2.5cm" svg:y1="27.85cm" svg:x2="2.5cm" svg:y2="28cm">
          <text:p/>
        </draw:line>
        <draw:frame draw:style-name="gr96" draw:text-style-name="P11" draw:layer="グラフ" svg:width="1.213cm" svg:height="0.573cm" svg:x="1.38cm" svg:y="27.9cm">
          <draw:text-box>
            <text:p text:style-name="P2"><text:span text:style-name="T9">-180</text:span></text:p>
          </draw:text-box>
        </draw:frame>
        <draw:line draw:style-name="gr100" draw:text-style-name="P4" draw:layer="グラフ" svg:x1="3cm" svg:y1="27.85cm" svg:x2="3cm" svg:y2="28cm">
          <text:p/>
        </draw:line>
        <draw:line draw:style-name="gr100" draw:text-style-name="P4" draw:layer="グラフ" svg:x1="3.5cm" svg:y1="27.85cm" svg:x2="3.5cm" svg:y2="28cm">
          <text:p/>
        </draw:line>
        <draw:line draw:style-name="gr100" draw:text-style-name="P4" draw:layer="グラフ" svg:x1="4cm" svg:y1="27.85cm" svg:x2="4cm" svg:y2="28cm">
          <text:p/>
        </draw:line>
        <draw:line draw:style-name="gr100" draw:text-style-name="P4" draw:layer="グラフ" svg:x1="4.5cm" svg:y1="27.85cm" svg:x2="4.5cm" svg:y2="28cm">
          <text:p/>
        </draw:line>
        <draw:line draw:style-name="gr100" draw:text-style-name="P4" draw:layer="グラフ" svg:x1="5cm" svg:y1="27.85cm" svg:x2="5cm" svg:y2="28cm">
          <text:p/>
        </draw:line>
        <draw:line draw:style-name="gr100" draw:text-style-name="P4" draw:layer="グラフ" svg:x1="5.5cm" svg:y1="27.85cm" svg:x2="5.5cm" svg:y2="28cm">
          <text:p/>
        </draw:line>
        <draw:line draw:style-name="gr100" draw:text-style-name="P4" draw:layer="グラフ" svg:x1="6cm" svg:y1="27.85cm" svg:x2="6cm" svg:y2="28cm">
          <text:p/>
        </draw:line>
        <draw:line draw:style-name="gr100" draw:text-style-name="P4" draw:layer="グラフ" svg:x1="6.5cm" svg:y1="27.85cm" svg:x2="6.5cm" svg:y2="28cm">
          <text:p/>
        </draw:line>
        <draw:line draw:style-name="gr100" draw:text-style-name="P4" draw:layer="グラフ" svg:x1="7cm" svg:y1="27.85cm" svg:x2="7cm" svg:y2="28cm">
          <text:p/>
        </draw:line>
        <draw:line draw:style-name="gr100" draw:text-style-name="P4" draw:layer="グラフ" svg:x1="7.5cm" svg:y1="27.85cm" svg:x2="7.5cm" svg:y2="28cm">
          <text:p/>
        </draw:line>
        <draw:line draw:style-name="gr100" draw:text-style-name="P4" draw:layer="グラフ" svg:x1="8cm" svg:y1="27.85cm" svg:x2="8cm" svg:y2="28cm">
          <text:p/>
        </draw:line>
        <draw:line draw:style-name="gr100" draw:text-style-name="P4" draw:layer="グラフ" svg:x1="8.5cm" svg:y1="27.85cm" svg:x2="8.5cm" svg:y2="28cm">
          <text:p/>
        </draw:line>
        <draw:line draw:style-name="gr100" draw:text-style-name="P4" draw:layer="グラフ" svg:x1="9cm" svg:y1="27.85cm" svg:x2="9cm" svg:y2="28cm">
          <text:p/>
        </draw:line>
        <draw:line draw:style-name="gr100" draw:text-style-name="P4" draw:layer="グラフ" svg:x1="9.5cm" svg:y1="27.85cm" svg:x2="9.5cm" svg:y2="28cm">
          <text:p/>
        </draw:line>
        <draw:line draw:style-name="gr100" draw:text-style-name="P4" draw:layer="グラフ" svg:x1="10cm" svg:y1="27.85cm" svg:x2="10cm" svg:y2="28cm">
          <text:p/>
        </draw:line>
        <draw:line draw:style-name="gr100" draw:text-style-name="P4" draw:layer="グラフ" svg:x1="10.5cm" svg:y1="27.85cm" svg:x2="10.5cm" svg:y2="28cm">
          <text:p/>
        </draw:line>
        <draw:line draw:style-name="gr100" draw:text-style-name="P4" draw:layer="グラフ" svg:x1="11cm" svg:y1="27.85cm" svg:x2="11cm" svg:y2="28cm">
          <text:p/>
        </draw:line>
        <draw:line draw:style-name="gr100" draw:text-style-name="P4" draw:layer="グラフ" svg:x1="11.5cm" svg:y1="27.85cm" svg:x2="11.5cm" svg:y2="28cm">
          <text:p/>
        </draw:line>
        <draw:line draw:style-name="gr100" draw:text-style-name="P4" draw:layer="グラフ" svg:x1="12cm" svg:y1="27.85cm" svg:x2="12cm" svg:y2="28cm">
          <text:p/>
        </draw:line>
        <draw:line draw:style-name="gr100" draw:text-style-name="P4" draw:layer="グラフ" svg:x1="12.5cm" svg:y1="27.85cm" svg:x2="12.5cm" svg:y2="28cm">
          <text:p/>
        </draw:line>
        <draw:line draw:style-name="gr100" draw:text-style-name="P4" draw:layer="グラフ" svg:x1="13cm" svg:y1="27.85cm" svg:x2="13cm" svg:y2="28cm">
          <text:p/>
        </draw:line>
        <draw:line draw:style-name="gr100" draw:text-style-name="P4" draw:layer="グラフ" svg:x1="13.5cm" svg:y1="27.85cm" svg:x2="13.5cm" svg:y2="28cm">
          <text:p/>
        </draw:line>
        <draw:line draw:style-name="gr100" draw:text-style-name="P4" draw:layer="グラフ" svg:x1="14cm" svg:y1="27.85cm" svg:x2="14cm" svg:y2="28cm">
          <text:p/>
        </draw:line>
        <draw:line draw:style-name="gr100" draw:text-style-name="P4" draw:layer="グラフ" svg:x1="14.5cm" svg:y1="27.85cm" svg:x2="14.5cm" svg:y2="28cm">
          <text:p/>
        </draw:line>
        <draw:line draw:style-name="gr100" draw:text-style-name="P4" draw:layer="グラフ" svg:x1="15cm" svg:y1="27.85cm" svg:x2="15cm" svg:y2="28cm">
          <text:p/>
        </draw:line>
        <draw:line draw:style-name="gr100" draw:text-style-name="P4" draw:layer="グラフ" svg:x1="15.5cm" svg:y1="27.85cm" svg:x2="15.5cm" svg:y2="28cm">
          <text:p/>
        </draw:line>
        <draw:line draw:style-name="gr100" draw:text-style-name="P4" draw:layer="グラフ" svg:x1="16cm" svg:y1="27.85cm" svg:x2="16cm" svg:y2="28cm">
          <text:p/>
        </draw:line>
        <draw:line draw:style-name="gr100" draw:text-style-name="P4" draw:layer="グラフ" svg:x1="16.5cm" svg:y1="27.85cm" svg:x2="16.5cm" svg:y2="28cm">
          <text:p/>
        </draw:line>
        <draw:line draw:style-name="gr100" draw:text-style-name="P4" draw:layer="グラフ" svg:x1="17cm" svg:y1="27.85cm" svg:x2="17cm" svg:y2="28cm">
          <text:p/>
        </draw:line>
        <draw:line draw:style-name="gr100" draw:text-style-name="P4" draw:layer="グラフ" svg:x1="17.5cm" svg:y1="27.85cm" svg:x2="17.5cm" svg:y2="28cm">
          <text:p/>
        </draw:line>
        <draw:line draw:style-name="gr100" draw:text-style-name="P4" draw:layer="グラフ" svg:x1="18cm" svg:y1="27.85cm" svg:x2="18cm" svg:y2="28cm">
          <text:p/>
        </draw:line>
        <draw:line draw:style-name="gr100" draw:text-style-name="P4" draw:layer="グラフ" svg:x1="18.5cm" svg:y1="27.85cm" svg:x2="18.5cm" svg:y2="28cm">
          <text:p/>
        </draw:line>
        <draw:line draw:style-name="gr100" draw:text-style-name="P4" draw:layer="グラフ" svg:x1="19cm" svg:y1="27.85cm" svg:x2="19cm" svg:y2="28cm">
          <text:p/>
        </draw:line>
        <draw:line draw:style-name="gr100" draw:text-style-name="P4" draw:layer="グラフ" svg:x1="19.5cm" svg:y1="27.85cm" svg:x2="19.5cm" svg:y2="28cm">
          <text:p/>
        </draw:line>
        <draw:line draw:style-name="gr100" draw:text-style-name="P4" draw:layer="グラフ" svg:x1="19.999cm" svg:y1="27.85cm" svg:x2="19.999cm" svg:y2="28cm">
          <text:p/>
        </draw:line>
        <draw:frame draw:style-name="gr107" draw:text-style-name="P11" draw:layer="グラフ" svg:width="1.213cm" svg:height="0.573cm" svg:x="2.387cm" svg:y="27.898cm">
          <draw:text-box>
            <text:p text:style-name="P2"><text:span text:style-name="T9">-160</text:span></text:p>
          </draw:text-box>
        </draw:frame>
        <draw:frame draw:style-name="gr107" draw:text-style-name="P11" draw:layer="グラフ" svg:width="1.213cm" svg:height="0.573cm" svg:x="3.387cm" svg:y="27.899cm">
          <draw:text-box>
            <text:p text:style-name="P2"><text:span text:style-name="T9">-140</text:span></text:p>
          </draw:text-box>
        </draw:frame>
        <draw:frame draw:style-name="gr107" draw:text-style-name="P11" draw:layer="グラフ" svg:width="1.213cm" svg:height="0.573cm" svg:x="4.387cm" svg:y="27.9cm">
          <draw:text-box>
            <text:p text:style-name="P2"><text:span text:style-name="T9">-120</text:span></text:p>
          </draw:text-box>
        </draw:frame>
        <draw:frame draw:style-name="gr107" draw:text-style-name="P11" draw:layer="グラフ" svg:width="1.213cm" svg:height="0.573cm" svg:x="5.387cm" svg:y="27.901cm">
          <draw:text-box>
            <text:p text:style-name="P2"><text:span text:style-name="T9">-100</text:span></text:p>
          </draw:text-box>
        </draw:frame>
        <draw:frame draw:style-name="gr107" draw:text-style-name="P11" draw:layer="グラフ" svg:width="1.014cm" svg:height="0.573cm" svg:x="6.487cm" svg:y="27.902cm">
          <draw:text-box>
            <text:p text:style-name="P2"><text:span text:style-name="T9">-80</text:span></text:p>
          </draw:text-box>
        </draw:frame>
        <draw:frame draw:style-name="gr107" draw:text-style-name="P11" draw:layer="グラフ" svg:width="1.014cm" svg:height="0.573cm" svg:x="7.487cm" svg:y="27.903cm">
          <draw:text-box>
            <text:p text:style-name="P2"><text:span text:style-name="T9">-60</text:span></text:p>
          </draw:text-box>
        </draw:frame>
        <draw:frame draw:style-name="gr107" draw:text-style-name="P11" draw:layer="グラフ" svg:width="1.014cm" svg:height="0.573cm" svg:x="8.487cm" svg:y="27.904cm">
          <draw:text-box>
            <text:p text:style-name="P2"><text:span text:style-name="T9">-40</text:span></text:p>
          </draw:text-box>
        </draw:frame>
        <draw:frame draw:style-name="gr107" draw:text-style-name="P11" draw:layer="グラフ" svg:width="1.014cm" svg:height="0.573cm" svg:x="9.486cm" svg:y="27.905cm">
          <draw:text-box>
            <text:p text:style-name="P2"><text:span text:style-name="T9">-20</text:span></text:p>
          </draw:text-box>
        </draw:frame>
        <draw:frame draw:style-name="gr107" draw:text-style-name="P11" draw:layer="グラフ" svg:width="0.701cm" svg:height="0.573cm" svg:x="10.642cm" svg:y="27.906cm">
          <draw:text-box>
            <text:p text:style-name="P2"><text:span text:style-name="T9">0</text:span></text:p>
          </draw:text-box>
        </draw:frame>
        <draw:frame draw:style-name="gr107" draw:text-style-name="P11" draw:layer="グラフ" svg:width="0.9cm" svg:height="0.573cm" svg:x="11.543cm" svg:y="27.907cm">
          <draw:text-box>
            <text:p text:style-name="P2"><text:span text:style-name="T9">20</text:span></text:p>
          </draw:text-box>
        </draw:frame>
        <draw:frame draw:style-name="gr107" draw:text-style-name="P11" draw:layer="グラフ" svg:width="0.9cm" svg:height="0.573cm" svg:x="12.543cm" svg:y="27.908cm">
          <draw:text-box>
            <text:p text:style-name="P2"><text:span text:style-name="T9">40</text:span></text:p>
          </draw:text-box>
        </draw:frame>
        <draw:frame draw:style-name="gr107" draw:text-style-name="P11" draw:layer="グラフ" svg:width="0.9cm" svg:height="0.573cm" svg:x="13.543cm" svg:y="27.909cm">
          <draw:text-box>
            <text:p text:style-name="P2"><text:span text:style-name="T9">60</text:span></text:p>
          </draw:text-box>
        </draw:frame>
        <draw:frame draw:style-name="gr107" draw:text-style-name="P11" draw:layer="グラフ" svg:width="0.9cm" svg:height="0.573cm" svg:x="14.543cm" svg:y="27.91cm">
          <draw:text-box>
            <text:p text:style-name="P2"><text:span text:style-name="T9">80</text:span></text:p>
          </draw:text-box>
        </draw:frame>
        <draw:frame draw:style-name="gr107" draw:text-style-name="P11" draw:layer="グラフ" svg:width="1.099cm" svg:height="0.573cm" svg:x="15.444cm" svg:y="27.911cm">
          <draw:text-box>
            <text:p text:style-name="P2"><text:span text:style-name="T9">100</text:span></text:p>
          </draw:text-box>
        </draw:frame>
        <draw:frame draw:style-name="gr107" draw:text-style-name="P11" draw:layer="グラフ" svg:width="1.099cm" svg:height="0.573cm" svg:x="16.444cm" svg:y="27.912cm">
          <draw:text-box>
            <text:p text:style-name="P2"><text:span text:style-name="T9">120</text:span></text:p>
          </draw:text-box>
        </draw:frame>
        <draw:frame draw:style-name="gr107" draw:text-style-name="P11" draw:layer="グラフ" svg:width="1.099cm" svg:height="0.573cm" svg:x="17.444cm" svg:y="27.913cm">
          <draw:text-box>
            <text:p text:style-name="P2"><text:span text:style-name="T9">140</text:span></text:p>
          </draw:text-box>
        </draw:frame>
        <draw:frame draw:style-name="gr107" draw:text-style-name="P11" draw:layer="グラフ" svg:width="1.099cm" svg:height="0.573cm" svg:x="18.444cm" svg:y="27.914cm">
          <draw:text-box>
            <text:p text:style-name="P2"><text:span text:style-name="T9">160</text:span></text:p>
          </draw:text-box>
        </draw:frame>
        <draw:frame draw:style-name="gr107" draw:text-style-name="P11" draw:layer="グラフ" svg:width="1.099cm" svg:height="0.573cm" svg:x="19.457cm" svg:y="27.915cm">
          <draw:text-box>
            <text:p text:style-name="P2"><text:span text:style-name="T9">180</text:span></text:p>
          </draw:text-box>
        </draw:frame>
        <draw:custom-shape draw:style-name="gr108" draw:text-style-name="P4" draw:layer="グラフ" svg:width="18cm" svg:height="6cm" svg:x="1.999cm" svg:y="22cm">
          <text:p/>
          <draw:enhanced-geometry svg:viewBox="0 0 21600 21600" draw:type="rectangle" draw:enhanced-path="M 0 0 L 21600 0 21600 21600 0 21600 0 0 Z N"/>
        </draw:custom-shape>
        <draw:frame draw:style-name="gr96" draw:text-style-name="P12" draw:layer="グラフ" svg:width="3.262cm" svg:height="0.679cm" svg:x="9.15cm" svg:y="21.371cm">
          <draw:text-box>
            <text:p text:style-name="P2"><text:span text:style-name="T10">速度比のグラフ</text:span></text:p>
          </draw:text-box>
        </draw:frame>
        <draw:frame draw:style-name="gr96" draw:text-style-name="P3" draw:layer="グラフ" svg:width="3.105cm" svg:height="0.607cm" draw:transform="rotate (1.5707963267949) translate (1cm 27.3cm)">
          <draw:text-box>
            <text:p text:style-name="P2"><text:span text:style-name="T1">スライダの速度</text:span><text:span text:style-name="T11">比</text:span></text:p>
          </draw:text-box>
        </draw:frame>
        <draw:line draw:style-name="gr109" draw:text-style-name="P13" draw:layer="補助線" svg:x1="1cm" svg:y1="4.003cm" svg:x2="6cm" svg:y2="4.003cm">
          <text:p/>
        </draw:line>
        <draw:frame draw:style-name="gr110" draw:text-style-name="P5" draw:layer="補助線" svg:width="1.7cm" svg:height="0.607cm" svg:x="2.65cm" svg:y="3.45cm">
          <draw:text-box>
            <text:p text:style-name="P5"><text:span text:style-name="T1">50mm</text:span></text:p>
          </draw:text-box>
        </draw:frame>
        <draw:g>
          <draw:line draw:style-name="gr111" draw:text-style-name="P4" draw:layer="layout" svg:x1="13cm" svg:y1="1.7cm" svg:x2="21cm" svg:y2="1.7cm">
            <text:p/>
          </draw:line>
          <draw:frame draw:style-name="gr96" draw:text-style-name="P14" draw:layer="layout" svg:width="1.349cm" svg:height="0.463cm" svg:x="12.75cm" svg:y="1.2cm">
            <draw:text-box>
              <text:p text:style-name="P2"><text:span text:style-name="T12">学籍番号</text:span></text:p>
            </draw:text-box>
          </draw:frame>
          <draw:frame draw:style-name="gr96" draw:text-style-name="P14" draw:layer="layout" svg:width="0.925cm" svg:height="0.463cm" svg:x="16.851cm" svg:y="1.201cm">
            <draw:text-box>
              <text:p text:style-name="P2"><text:span text:style-name="T12">氏名</text:span></text:p>
            </draw:text-box>
          </draw:frame>
        </draw:g>
        <draw:frame draw:style-name="gr112" draw:text-style-name="P15" draw:layer="layout" svg:width="0.688cm" svg:height="1.077cm" svg:x="0.871cm" svg:y="23.25cm">
          <draw:text-box>
            <text:p text:style-name="P2"><text:span text:style-name="T13">.</text:span></text:p>
          </draw:text-box>
        </draw:frame>
        <draw:g>
          <draw:custom-shape draw:style-name="gr113" draw:text-style-name="P16" draw:layer="layout" svg:width="18.4cm" svg:height="1.25cm" svg:x="1.25cm" svg:y="2.05cm">
            <text:p/>
            <draw:enhanced-geometry svg:viewBox="0 0 21600 21600" draw:type="rectangle" draw:enhanced-path="M 0 0 L 21600 0 21600 21600 0 21600 0 0 Z N"/>
          </draw:custom-shape>
          <draw:line draw:style-name="gr114" draw:text-style-name="P16" draw:layer="layout" svg:x1="1.25cm" svg:y1="2.5cm" svg:x2="19.65cm" svg:y2="2.5cm">
            <text:p/>
          </draw:line>
          <draw:line draw:style-name="gr115" draw:text-style-name="P16" draw:layer="layout" svg:x1="2.25cm" svg:y1="2.05cm" svg:x2="2.25cm" svg:y2="3.3cm">
            <text:p/>
          </draw:line>
          <draw:g>
            <draw:line draw:style-name="gr116" draw:text-style-name="P16" draw:layer="layout" svg:x1="3.45cm" svg:y1="2.05cm" svg:x2="3.45cm" svg:y2="3.3cm">
              <text:p/>
            </draw:line>
            <draw:line draw:style-name="gr117" draw:text-style-name="P16" draw:layer="layout" svg:x1="5.325cm" svg:y1="2.05cm" svg:x2="5.325cm" svg:y2="3.3cm">
              <text:p/>
            </draw:line>
            <draw:line draw:style-name="gr118" draw:text-style-name="P16" draw:layer="layout" svg:x1="7.2cm" svg:y1="2.05cm" svg:x2="7.2cm" svg:y2="3.3cm">
              <text:p/>
            </draw:line>
            <draw:line draw:style-name="gr119" draw:text-style-name="P16" draw:layer="layout" svg:x1="9.075cm" svg:y1="2.05cm" svg:x2="9.075cm" svg:y2="3.3cm">
              <text:p/>
            </draw:line>
            <draw:line draw:style-name="gr120" draw:text-style-name="P16" draw:layer="layout" svg:x1="10.95cm" svg:y1="2.05cm" svg:x2="10.95cm" svg:y2="3.3cm">
              <text:p/>
            </draw:line>
            <draw:line draw:style-name="gr121" draw:text-style-name="P16" draw:layer="layout" svg:x1="12.825cm" svg:y1="2.05cm" svg:x2="12.825cm" svg:y2="3.3cm">
              <text:p/>
            </draw:line>
            <draw:line draw:style-name="gr122" draw:text-style-name="P16" draw:layer="layout" svg:x1="14.7cm" svg:y1="2.05cm" svg:x2="14.7cm" svg:y2="3.3cm">
              <text:p/>
            </draw:line>
            <draw:line draw:style-name="gr123" draw:text-style-name="P16" draw:layer="layout" svg:x1="16.575cm" svg:y1="2.05cm" svg:x2="16.575cm" svg:y2="3.3cm">
              <text:p/>
            </draw:line>
            <draw:line draw:style-name="gr124" draw:text-style-name="P16" draw:layer="layout" svg:x1="18.45cm" svg:y1="2.05cm" svg:x2="18.45cm" svg:y2="3.3cm">
              <text:p/>
            </draw:line>
          </draw:g>
          <draw:line draw:style-name="gr125" draw:text-style-name="P16" draw:layer="layout" svg:x1="19.65cm" svg:y1="2.05cm" svg:x2="19.65cm" svg:y2="3.3cm">
            <text:p/>
          </draw:line>
        </draw:g>
        <draw:frame draw:style-name="gr110" draw:text-style-name="P18" draw:layer="layout" svg:width="1.206cm" svg:height="0.827cm" svg:x="1.144cm" svg:y="2.461cm">
          <draw:text-box>
            <text:p text:style-name="P17"><text:span text:style-name="T14">速度比</text:span></text:p>
          </draw:text-box>
        </draw:frame>
        <draw:frame draw:style-name="gr110" draw:text-style-name="P20" draw:layer="layout" svg:width="0.853cm" svg:height="0.607cm" svg:x="1.297cm" svg:y="2.001cm">
          <draw:text-box>
            <text:p text:style-name="P19"><text:span text:style-name="T15">θ</text:span></text:p>
          </draw:text-box>
        </draw:frame>
        <draw:frame draw:style-name="gr110" draw:text-style-name="P20" draw:layer="layout" svg:width="1.035cm" svg:height="0.607cm" svg:x="2.365cm" svg:y="1.9cm">
          <draw:text-box>
            <text:p text:style-name="P19"><text:span text:style-name="T15">…</text:span></text:p>
          </draw:text-box>
        </draw:frame>
        <draw:frame draw:style-name="gr110" draw:text-style-name="P20" draw:layer="layout" svg:width="1.035cm" svg:height="0.607cm" svg:x="2.351cm" svg:y="2.448cm">
          <draw:text-box>
            <text:p text:style-name="P19"><text:span text:style-name="T15">…</text:span></text:p>
          </draw:text-box>
        </draw:frame>
        <draw:frame draw:style-name="gr96" draw:text-style-name="P21" draw:layer="layout" svg:width="1.162cm" svg:height="0.607cm" svg:x="3.7cm" svg:y="1.989cm">
          <draw:text-box>
            <text:p text:style-name="P2"><text:span text:style-name="T1">−</text:span><text:span text:style-name="T1">30</text:span></text:p>
          </draw:text-box>
        </draw:frame>
        <draw:frame draw:style-name="gr96" draw:text-style-name="P21" draw:layer="layout" svg:width="1.162cm" svg:height="0.607cm" svg:x="5.601cm" svg:y="1.989cm">
          <draw:text-box>
            <text:p text:style-name="P2"><text:span text:style-name="T1">−</text:span><text:span text:style-name="T1">20</text:span></text:p>
          </draw:text-box>
        </draw:frame>
        <draw:frame draw:style-name="gr96" draw:text-style-name="P21" draw:layer="layout" svg:width="1.162cm" svg:height="0.607cm" svg:x="7.502cm" svg:y="1.989cm">
          <draw:text-box>
            <text:p text:style-name="P2"><text:span text:style-name="T1">−</text:span><text:span text:style-name="T1">10</text:span></text:p>
          </draw:text-box>
        </draw:frame>
        <draw:frame draw:style-name="gr96" draw:text-style-name="P21" draw:layer="layout" svg:width="0.722cm" svg:height="0.607cm" svg:x="9.703cm" svg:y="1.989cm">
          <draw:text-box>
            <text:p text:style-name="P2"><text:span text:style-name="T1">0</text:span></text:p>
          </draw:text-box>
        </draw:frame>
        <draw:frame draw:style-name="gr96" draw:text-style-name="P21" draw:layer="layout" svg:width="0.942cm" svg:height="0.607cm" svg:x="11.503cm" svg:y="1.989cm">
          <draw:text-box>
            <text:p text:style-name="P2"><text:span text:style-name="T1">10</text:span></text:p>
          </draw:text-box>
        </draw:frame>
        <draw:frame draw:style-name="gr96" draw:text-style-name="P21" draw:layer="layout" svg:width="0.942cm" svg:height="0.607cm" svg:x="13.303cm" svg:y="1.989cm">
          <draw:text-box>
            <text:p text:style-name="P2"><text:span text:style-name="T1">20</text:span></text:p>
          </draw:text-box>
        </draw:frame>
        <draw:frame draw:style-name="gr96" draw:text-style-name="P21" draw:layer="layout" svg:width="0.942cm" svg:height="0.607cm" svg:x="15.203cm" svg:y="1.989cm">
          <draw:text-box>
            <text:p text:style-name="P2"><text:span text:style-name="T1">30</text:span></text:p>
          </draw:text-box>
        </draw:frame>
        <draw:frame draw:style-name="gr96" draw:text-style-name="P21" draw:layer="layout" svg:width="0.942cm" svg:height="0.607cm" svg:x="17.103cm" svg:y="1.989cm">
          <draw:text-box>
            <text:p text:style-name="P2"><text:span text:style-name="T1">40</text:span></text:p>
          </draw:text-box>
        </draw:frame>
        <draw:frame draw:style-name="gr96" draw:text-style-name="P22" draw:layer="layout" svg:width="1.921cm" svg:height="0.755cm" draw:transform="rotate (1.5707963267949) translate (0.937cm 24.55cm)">
          <draw:text-box>
            <text:p text:style-name="P5"><text:span text:style-name="T16">|</text:span><text:span text:style-name="T17">x</text:span><text:span text:style-name="T18">/(</text:span><text:span text:style-name="T17">rw</text:span><text:span text:style-name="T18">)</text:span><text:span text:style-name="T16">|</text:span></text:p>
          </draw:text-box>
        </draw:frame>
        <draw:frame draw:style-name="gr110" draw:text-style-name="P20" draw:layer="layout" svg:width="1.035cm" svg:height="0.607cm" svg:x="18.566cm" svg:y="1.9cm">
          <draw:text-box>
            <text:p text:style-name="P19"><text:span text:style-name="T15">…</text:span></text:p>
          </draw:text-box>
        </draw:frame>
        <draw:frame draw:style-name="gr110" draw:text-style-name="P20" draw:layer="layout" svg:width="1.035cm" svg:height="0.607cm" svg:x="18.552cm" svg:y="2.448cm">
          <draw:text-box>
            <text:p text:style-name="P19"><text:span text:style-name="T15">…</text:span></text:p>
          </draw:text-box>
        </draw:frame>
        <draw:frame draw:style-name="gr96" draw:text-style-name="P11" draw:layer="layout" svg:width="0.985cm" svg:height="0.573cm" svg:x="1.187cm" svg:y="21.727cm">
          <draw:text-box>
            <text:p text:style-name="P23"><text:span text:style-name="T9">1.2</text:span></text:p>
          </draw:text-box>
        </draw:frame>
        <draw:frame draw:style-name="gr96" draw:text-style-name="P11" draw:layer="layout" svg:width="0.701cm" svg:height="0.573cm" svg:x="1.388cm" svg:y="27.528cm">
          <draw:text-box>
            <text:p text:style-name="P23"><text:span text:style-name="T9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モナー Pゴシック2" svg:font-family="'IPA モナー Pゴシック'" style:font-pitch="variable" style:font-charset="x-symbol"/>
    <style:font-face style:name="Standard Symbols L" svg:font-family="'Standard Symbols L'" style:font-pitch="variable" style:font-charset="x-symbol"/>
    <style:font-face style:name="IPA モナー Pゴシック1" svg:font-family="'IPA モナー Pゴシック'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IPA モナー Pゴシック" svg:font-family="'IPA モナー Pゴシック'" style:font-family-generic="roman" style:font-pitch="variable"/>
    <style:font-face style:name="IPA モナー P明朝" svg:font-family="'IPA モナー P明朝'" style:font-family-generic="roman" style:font-pitch="variable"/>
    <style:font-face style:name="Liberation Sans" svg:font-family="'Liberation Sans'" style:font-family-generic="roman" style:font-pitch="variable"/>
    <style:font-face style:name="IPA モナー Pゴシック3" svg:font-family="'IPA モナー Pゴシック'" style:font-family-generic="swiss" style:font-pitch="variable"/>
    <style:font-face style:name="IPA モナー Pゴシック4" svg:font-family="'IPA モナー Pゴシック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 モナー P明朝" fo:font-size="24pt" fo:language="en" fo:country="US" style:font-name-asian="IPA モナー Pゴシック4" style:font-size-asian="24pt" style:language-asian="ja" style:country-asian="JP" style:font-name-complex="IPA モナー Pゴシック4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 モナー Pゴシック" fo:font-family="'IPA モナー Pゴシック'" style:font-family-generic="roman" style:font-pitch="variable" fo:font-size="18pt" fo:font-style="normal" fo:text-shadow="none" style:text-underline-style="none" fo:font-weight="normal" style:letter-kerning="true" style:font-name-asian="IPA モナー Pゴシック4" style:font-family-asian="'IPA モナー Pゴシック'" style:font-family-generic-asian="system" style:font-pitch-asian="variable" style:font-size-asian="18pt" style:font-style-asian="normal" style:font-weight-asian="normal" style:font-name-complex="IPA モナー Pゴシック4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方眼紙(5mm青)"/>
      <draw:layer draw:name="補助線"/>
      <draw:layer draw:name="表"/>
      <draw:layer draw:name="タイトル"/>
      <draw:layer draw:name="グラフ"/>
    </draw:layer-set>
    <style:master-page style:name="無題_ff11_" style:display-name="無題１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Katsutoshi Yoshida</meta:initial-creator>
    <meta:creation-date>2008-09-23T19:15:42</meta:creation-date>
    <dc:date>2015-11-10T18:31:24.933787657</dc:date>
    <meta:printed-by>Katsutoshi Yoshida</meta:printed-by>
    <meta:print-date>2008-09-25T13:12:23</meta:print-date>
    <meta:editing-cycles>48</meta:editing-cycles>
    <meta:editing-duration>PT4H38M48S</meta:editing-duration>
    <meta:document-statistic meta:object-count="215"/>
    <meta:user-defined meta:name="情報 1"/>
    <meta:user-defined meta:name="情報 2"/>
    <meta:user-defined meta:name="情報 3"/>
    <meta:user-defined meta:name="情報 4"/>
  </office:meta>
</office:document-meta>
</file>